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nonymousPro" svg:font-family="AnonymousPro" style:font-family-generic="roman" style:font-pitch="variable"/>
    <style:font-face style:name="AnonymousPro-Bold" svg:font-family="AnonymousPro-Bold" style:font-family-generic="roman" style:font-pitch="variable"/>
    <style:font-face style:name="AnonymousPro-Italic" svg:font-family="AnonymousPro-Italic" style:font-family-generic="roman" style:font-pitch="variable"/>
    <style:font-face style:name="Liberation Serif" svg:font-family="'Liberation Serif'" style:font-family-generic="roman" style:font-pitch="variable"/>
    <style:font-face style:name="LinLibertine" svg:font-family="LinLibertine" style:font-family-generic="roman" style:font-pitch="variable"/>
    <style:font-face style:name="OpenSans-Bold" svg:font-family="OpenSan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a67df" officeooo:paragraph-rsid="001ae25a"/>
    </style:style>
    <style:style style:name="P2" style:family="paragraph" style:parent-style-name="Footer">
      <style:text-properties officeooo:rsid="000a67df" officeooo:paragraph-rsid="001ae25a"/>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180077"/>
    </style:style>
    <style:style style:name="P5" style:family="paragraph" style:parent-style-name="Standard">
      <style:paragraph-properties fo:text-align="start" style:justify-single-word="false"/>
      <style:text-properties officeooo:paragraph-rsid="0019ec1a"/>
    </style:style>
    <style:style style:name="P6" style:family="paragraph" style:parent-style-name="Standard">
      <style:text-properties officeooo:rsid="00180077" officeooo:paragraph-rsid="00180077"/>
    </style:style>
    <style:style style:name="P7" style:family="paragraph" style:parent-style-name="Standard">
      <style:paragraph-properties fo:text-align="start" style:justify-single-word="false"/>
      <style:text-properties officeooo:rsid="00180077" officeooo:paragraph-rsid="00180077"/>
    </style:style>
    <style:style style:name="P8" style:family="paragraph" style:parent-style-name="Standard">
      <style:paragraph-properties fo:text-align="start" style:justify-single-word="false"/>
      <style:text-properties officeooo:rsid="00180077" officeooo:paragraph-rsid="001ae25a"/>
    </style:style>
    <style:style style:name="P9" style:family="paragraph" style:parent-style-name="Standard">
      <style:paragraph-properties fo:text-align="start" style:justify-single-word="false"/>
      <style:text-properties officeooo:rsid="001ae25a" officeooo:paragraph-rsid="001ae25a"/>
    </style:style>
    <style:style style:name="P10" style:family="paragraph" style:parent-style-name="Standard">
      <style:text-properties style:font-name="LinLibertine" fo:font-size="10pt" style:font-size-asian="10pt"/>
    </style:style>
    <style:style style:name="P11" style:family="paragraph" style:parent-style-name="Standard">
      <style:paragraph-properties fo:text-align="start" style:justify-single-word="false"/>
      <style:text-properties style:font-name="LinLibertine" fo:font-size="10pt" style:font-size-asian="10pt"/>
    </style:style>
    <style:style style:name="P12" style:family="paragraph" style:parent-style-name="Standard">
      <style:paragraph-properties fo:text-align="start" style:justify-single-word="false"/>
      <style:text-properties style:font-name="LinLibertine" fo:font-size="10pt" officeooo:rsid="0019ec1a" officeooo:paragraph-rsid="0019ec1a" style:font-size-asian="10pt"/>
    </style:style>
    <style:style style:name="P13" style:family="paragraph" style:parent-style-name="Standard">
      <style:text-properties style:font-name="LinLibertine" fo:font-size="10pt" officeooo:rsid="0019ec1a" officeooo:paragraph-rsid="0019ec1a" style:font-size-asian="10pt"/>
    </style:style>
    <style:style style:name="P14" style:family="paragraph" style:parent-style-name="Standard">
      <style:text-properties style:font-name="LinLibertine" fo:font-size="10pt" officeooo:paragraph-rsid="00180077" style:font-size-asian="10pt"/>
    </style:style>
    <style:style style:name="P15" style:family="paragraph" style:parent-style-name="Standard">
      <style:paragraph-properties fo:text-align="start" style:justify-single-word="false"/>
      <style:text-properties style:font-name="LinLibertine" fo:font-size="10pt" officeooo:rsid="00180077" officeooo:paragraph-rsid="00180077" style:font-size-asian="10pt"/>
    </style:style>
    <style:style style:name="P16" style:family="paragraph" style:parent-style-name="Standard">
      <style:text-properties style:font-name="LinLibertine" fo:font-size="10pt" officeooo:rsid="00180077" officeooo:paragraph-rsid="00180077" style:font-size-asian="10pt"/>
    </style:style>
    <style:style style:name="P17" style:family="paragraph" style:parent-style-name="Standard">
      <style:paragraph-properties fo:text-align="start" style:justify-single-word="false"/>
      <style:text-properties style:font-name="LinLibertine" fo:font-size="10pt" officeooo:rsid="001ae25a" officeooo:paragraph-rsid="001ae25a" style:font-size-asian="10pt"/>
    </style:style>
    <style:style style:name="P18" style:family="paragraph" style:parent-style-name="Standard">
      <style:paragraph-properties fo:text-align="start" style:justify-single-word="false"/>
      <style:text-properties style:font-name="OpenSans-Bold" fo:font-size="12pt" fo:font-weight="bold" officeooo:rsid="0019ec1a" style:font-size-asian="12pt" style:font-weight-asian="bold"/>
    </style:style>
    <style:style style:name="P19" style:family="paragraph" style:parent-style-name="Standard">
      <style:paragraph-properties fo:text-align="start" style:justify-single-word="false"/>
      <style:text-properties style:font-name="OpenSans-Bold" fo:font-size="12pt" fo:font-weight="bold" officeooo:rsid="0019ec1a" officeooo:paragraph-rsid="0019ec1a" style:font-size-asian="12pt" style:font-weight-asian="bold"/>
    </style:style>
    <style:style style:name="P20" style:family="paragraph" style:parent-style-name="Standard">
      <style:paragraph-properties fo:text-align="start" style:justify-single-word="false"/>
      <style:text-properties style:font-name="OpenSans-Bold" fo:font-size="12pt" fo:font-weight="bold" style:font-size-asian="12pt" style:font-weight-asian="bold"/>
    </style:style>
    <style:style style:name="P21" style:family="paragraph" style:parent-style-name="Standard">
      <style:paragraph-properties fo:text-align="start" style:justify-single-word="false"/>
      <style:text-properties fo:color="#bd7b00" style:font-name="AnonymousPro-Italic" fo:font-size="9.5pt" fo:font-style="italic" officeooo:rsid="00180077" officeooo:paragraph-rsid="00180077" style:font-size-asian="9.5pt" style:font-style-asian="italic"/>
    </style:style>
    <style:style style:name="P22" style:family="paragraph" style:parent-style-name="Standard">
      <style:text-properties fo:color="#bd7b00" style:font-name="AnonymousPro-Italic" fo:font-size="9.5pt" fo:font-style="italic" officeooo:rsid="00180077" officeooo:paragraph-rsid="00180077" style:font-size-asian="9.5pt" style:font-style-asian="italic"/>
    </style:style>
    <style:style style:name="P23" style:family="paragraph" style:parent-style-name="Standard">
      <style:paragraph-properties fo:text-align="start" style:justify-single-word="false"/>
      <style:text-properties fo:color="#bd7b00" style:font-name="AnonymousPro-Italic" fo:font-size="9.5pt" fo:font-style="italic" style:font-size-asian="9.5pt" style:font-style-asian="italic"/>
    </style:style>
    <style:style style:name="P24" style:family="paragraph" style:parent-style-name="Standard">
      <style:paragraph-properties fo:text-align="start" style:justify-single-word="false"/>
      <style:text-properties fo:color="#bd7b00" style:font-name="AnonymousPro-Italic" fo:font-size="9.5pt" fo:font-style="italic" officeooo:rsid="001ae25a" officeooo:paragraph-rsid="001ae25a" style:font-size-asian="9.5pt" style:font-style-asian="italic"/>
    </style:style>
    <style:style style:name="P25" style:family="paragraph" style:parent-style-name="Standard">
      <style:paragraph-properties fo:text-align="start" style:justify-single-word="false"/>
      <style:text-properties fo:color="#000000" style:font-name="AnonymousPro" fo:font-size="9.5pt" officeooo:rsid="00180077" officeooo:paragraph-rsid="00180077" style:font-size-asian="9.5pt"/>
    </style:style>
    <style:style style:name="P26" style:family="paragraph" style:parent-style-name="Standard">
      <style:paragraph-properties fo:text-align="start" style:justify-single-word="false"/>
      <style:text-properties fo:color="#000000" style:font-name="AnonymousPro" fo:font-size="9.5pt" style:font-size-asian="9.5pt"/>
    </style:style>
    <style:style style:name="P27" style:family="paragraph" style:parent-style-name="Standard">
      <style:paragraph-properties fo:text-align="start" style:justify-single-word="false"/>
      <style:text-properties fo:color="#000000" style:font-name="AnonymousPro" fo:font-size="9.5pt" officeooo:rsid="001ae25a" officeooo:paragraph-rsid="001ae25a" style:font-size-asian="9.5pt"/>
    </style:style>
    <style:style style:name="P28" style:family="paragraph" style:parent-style-name="Standard">
      <style:paragraph-properties fo:text-align="start" style:justify-single-word="false"/>
      <style:text-properties fo:color="#000000" style:font-name="LinLibertine" fo:font-size="10pt" officeooo:rsid="00180077" officeooo:paragraph-rsid="00180077" style:font-size-asian="10pt"/>
    </style:style>
    <style:style style:name="P29" style:family="paragraph" style:parent-style-name="Standard">
      <style:text-properties fo:color="#000000" style:font-name="LinLibertine" fo:font-size="10pt" officeooo:rsid="00180077" officeooo:paragraph-rsid="00180077" style:font-size-asian="10pt"/>
    </style:style>
    <style:style style:name="P30" style:family="paragraph" style:parent-style-name="Heading_20_1">
      <style:text-properties style:font-name="LinLibertine" fo:font-size="10pt" fo:font-weight="bold" officeooo:rsid="0019ec1a" officeooo:paragraph-rsid="0019ec1a" style:font-size-asian="10pt" style:font-weight-asian="bold" style:font-weight-complex="bold"/>
    </style:style>
    <style:style style:name="P31" style:family="paragraph" style:parent-style-name="Heading_20_1">
      <style:paragraph-properties fo:text-align="start" style:justify-single-word="false"/>
      <style:text-properties style:font-name="LinLibertine" fo:font-size="10pt" fo:font-weight="bold" officeooo:rsid="0019ec1a" officeooo:paragraph-rsid="0019ec1a" style:font-size-asian="10pt" style:font-weight-asian="bold" style:font-weight-complex="bold"/>
    </style:style>
    <style:style style:name="P32" style:family="paragraph" style:parent-style-name="Heading_20_1">
      <style:paragraph-properties fo:text-align="start" style:justify-single-word="false" fo:break-before="page"/>
      <style:text-properties style:font-name="LinLibertine" fo:font-size="10pt" fo:font-weight="bold" officeooo:rsid="0019ec1a" officeooo:paragraph-rsid="0019ec1a" style:font-size-asian="10pt" style:font-weight-asian="bold" style:font-weight-complex="bold"/>
    </style:style>
    <style:style style:name="T1" style:family="text">
      <style:text-properties officeooo:rsid="001ae25a"/>
    </style:style>
    <style:style style:name="T2" style:family="text">
      <style:text-properties style:font-name="OpenSans-Bold" fo:font-size="12pt" fo:font-weight="bold" style:font-size-asian="12pt" style:font-weight-asian="bold"/>
    </style:style>
    <style:style style:name="T3" style:family="text">
      <style:text-properties style:font-name="OpenSans-Bold" fo:font-size="12pt" fo:font-weight="bold" officeooo:rsid="00180077" style:font-size-asian="12pt" style:font-weight-asian="bold"/>
    </style:style>
    <style:style style:name="T4" style:family="text">
      <style:text-properties style:font-name="OpenSans-Bold" fo:font-size="12pt" fo:font-weight="bold" officeooo:rsid="0019ec1a" style:font-size-asian="12pt" style:font-weight-asian="bold"/>
    </style:style>
    <style:style style:name="T5" style:family="text">
      <style:text-properties style:font-name="OpenSans-Bold" fo:font-size="12pt" fo:font-weight="bold" officeooo:rsid="001ae25a" style:font-size-asian="12pt" style:font-weight-asian="bold"/>
    </style:style>
    <style:style style:name="T6" style:family="text">
      <style:text-properties style:font-name="LinLibertine" fo:font-size="10pt" style:font-size-asian="10pt"/>
    </style:style>
    <style:style style:name="T7" style:family="text">
      <style:text-properties style:font-name="LinLibertine" fo:font-size="10pt" officeooo:rsid="0019ec1a" style:font-size-asian="10pt"/>
    </style:style>
    <style:style style:name="T8" style:family="text">
      <style:text-properties style:font-name="LinLibertine" fo:font-size="10pt" officeooo:rsid="001ae25a" style:font-size-asian="10pt"/>
    </style:style>
    <style:style style:name="T9" style:family="text">
      <style:text-properties style:font-name="LinLibertine" fo:font-size="10pt" officeooo:rsid="00180077" style:font-size-asian="10pt"/>
    </style:style>
    <style:style style:name="T10" style:family="text">
      <style:text-properties style:font-name="AnonymousPro" fo:font-size="8.5pt" style:font-size-asian="8.5pt"/>
    </style:style>
    <style:style style:name="T11" style:family="text">
      <style:text-properties fo:color="#000000" style:font-name="AnonymousPro" fo:font-size="9.5pt" style:font-size-asian="9.5pt"/>
    </style:style>
    <style:style style:name="T12" style:family="text">
      <style:text-properties fo:color="#008000" style:font-name="AnonymousPro-Bold" fo:font-size="9.5pt" fo:font-weight="bold" style:font-size-asian="9.5pt" style:font-weight-asian="bold"/>
    </style:style>
    <style:style style:name="T13" style:family="text">
      <style:text-properties fo:color="#008000" style:font-name="AnonymousPro-Bold" fo:font-size="9.5pt" fo:font-weight="bold" officeooo:rsid="001ae25a" style:font-size-asian="9.5pt" style:font-weight-asian="bold"/>
    </style:style>
    <style:style style:name="T14" style:family="text">
      <style:text-properties fo:color="#008000" style:font-name="AnonymousPro" fo:font-size="9.5pt" style:font-size-asian="9.5pt"/>
    </style:style>
    <style:style style:name="T15" style:family="text">
      <style:text-properties fo:color="#7d8f29" style:font-name="AnonymousPro" fo:font-size="9.5pt" style:font-size-asian="9.5pt"/>
    </style:style>
    <style:style style:name="T16" style:family="text">
      <style:text-properties fo:color="#666666" style:font-name="AnonymousPro" fo:font-size="9.5pt" style:font-size-asian="9.5pt"/>
    </style:style>
    <style:style style:name="T17" style:family="text">
      <style:text-properties fo:color="#666666" style:font-name="AnonymousPro" fo:font-size="9.5pt" officeooo:rsid="00180077" style:font-size-asian="9.5pt"/>
    </style:style>
    <style:style style:name="T18" style:family="text">
      <style:text-properties fo:color="#bb2121" style:font-name="AnonymousPro" fo:font-size="9.5pt" style:font-size-asian="9.5pt"/>
    </style:style>
    <style:style style:name="T19" style:family="text">
      <style:text-properties fo:color="#bb2121" style:font-name="AnonymousPro" fo:font-size="9.5pt" officeooo:rsid="00180077" style:font-size-asian="9.5pt"/>
    </style:style>
    <style:style style:name="T20" style:family="text">
      <style:text-properties fo:color="#1a177d" style:font-name="AnonymousPro" fo:font-size="9.5pt" style:font-size-asian="9.5pt"/>
    </style:style>
    <style:style style:name="T21" style:family="text">
      <style:text-properties fo:color="#bb6688" style:font-name="AnonymousPro-Bold" fo:font-size="9.5pt" fo:font-weight="bold" style:font-size-asian="9.5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 INTRODUCCIÓN</text:p>
      <text:p text:style-name="P3"><text:span text:style-name="T2">Ejercicio </text:span><text:span text:style-name="T3">1</text:span></text:p>
      <text:p text:style-name="P3"><text:span text:style-name="T6">Escribe un programa que muestre tu horario </text:span><text:span text:style-name="T8">en el Fernando Wirtz</text:span><text:span text:style-name="T6"> mediante una tabla. Aunque se puede hacer</text:span></text:p>
      <text:p text:style-name="P11">íntegramente en HTML, ve intercalando código HTML y PHP para familiarizarte con éste último. </text:p>
      <text:p text:style-name="P12"/>
      <text:p text:style-name="P12">Pista → ver código HTML para generar tablas. Etiquetas table, tr, td.</text:p>
      <text:p text:style-name="P18"/>
      <text:p text:style-name="P3"><text:span text:style-name="T2">Ejercicio </text:span><text:span text:style-name="T3">2</text:span></text:p>
      <text:p text:style-name="P3"><text:span text:style-name="T6">Escribe un programa que utilice las variables </text:span><text:span text:style-name="T10">$x </text:span><text:span text:style-name="T6">y </text:span><text:span text:style-name="T10">$y</text:span><text:span text:style-name="T6">. Asignales los valores 144 y 999 respectivamente.</text:span></text:p>
      <text:p text:style-name="P11">A continuación, muestra por pantalla el valor de cada variable, la suma, la resta, la división y la multiplicación.</text:p>
      <text:p text:style-name="P10"/>
      <text:p text:style-name="Standard"><text:span text:style-name="T2">Ejercicio </text:span><text:span text:style-name="T3">3</text:span></text:p>
      <text:p text:style-name="P11">Escribe un programa que pinte por pantalla una pirámide rellena a base de asteriscos. La base de la pirámide debe estar formada por 9 asteriscos.</text:p>
      <text:p text:style-name="P10"/>
      <text:p text:style-name="P13">Pista → Uso de bucles. Contador incrementa su valor</text:p>
      <text:p text:style-name="P10"/>
      <text:p text:style-name="P3"><text:span text:style-name="T2">Ejercicio </text:span><text:span text:style-name="T3">4</text:span></text:p>
      <text:p text:style-name="P11">Igual que el programa anterior, pero esta vez la pirámide debe aparecer invertida, con el vértice hacia abajo.</text:p>
      <text:p text:style-name="P10"/>
      <text:p text:style-name="P13">Pista → Uso de bucles. Contador decrementa su valor</text:p>
      <text:p text:style-name="P14"/>
      <text:p text:style-name="P4"><text:span text:style-name="T2">Ejercicio </text:span><text:span text:style-name="T4">5</text:span></text:p>
      <text:p text:style-name="P15">Ejecuta el siguiente código:</text:p>
      <text:p text:style-name="P21">&lt;!DOCTYPE html&gt;</text:p>
      <text:p text:style-name="P3"><text:span text:style-name="T11">&lt;</text:span><text:span text:style-name="T12">html</text:span><text:span text:style-name="T11">&gt;</text:span></text:p>
      <text:p text:style-name="P3"><text:span text:style-name="T11">&lt;</text:span><text:span text:style-name="T12">head</text:span><text:span text:style-name="T11">&gt;</text:span></text:p>
      <text:p text:style-name="P3"><text:span text:style-name="T11">&lt;</text:span><text:span text:style-name="T12">meta </text:span><text:span text:style-name="T15">charset</text:span><text:span text:style-name="T16">=</text:span><text:span text:style-name="T18">"UTF-8"</text:span><text:span text:style-name="T11">&gt;</text:span></text:p>
      <text:p text:style-name="P3"><text:span text:style-name="T11">&lt;/</text:span><text:span text:style-name="T12">head</text:span><text:span text:style-name="T11">&gt;</text:span></text:p>
      <text:p text:style-name="P3"><text:span text:style-name="T11">&lt;</text:span><text:span text:style-name="T12">body</text:span><text:span text:style-name="T11">&gt;</text:span></text:p>
      <text:p text:style-name="P23">&lt;?php</text:p>
      <text:p text:style-name="P3"><text:span text:style-name="T20">$numero </text:span><text:span text:style-name="T16">= </text:span><text:span text:style-name="T17">10</text:span><text:span text:style-name="T16">0</text:span><text:span text:style-name="T11">;</text:span></text:p>
      <text:p text:style-name="P3"><text:span text:style-name="T20">$palabra </text:span><text:span text:style-name="T16">= </text:span><text:span text:style-name="T18">"hola </text:span><text:span text:style-name="T19">amigos</text:span><text:span text:style-name="T18">"</text:span><text:span text:style-name="T11">;</text:span></text:p>
      <text:p text:style-name="P3"><text:span text:style-name="T14">print_r</text:span><text:span text:style-name="T11">(</text:span><text:span text:style-name="T14">get_defined_vars</text:span><text:span text:style-name="T11">());</text:span></text:p>
      <text:p text:style-name="P23">?&gt;</text:p>
      <text:p text:style-name="P3"><text:span text:style-name="T11">&lt;/</text:span><text:span text:style-name="T12">body</text:span><text:span text:style-name="T11">&gt;</text:span></text:p>
      <text:p text:style-name="P7"><text:span text:style-name="T11">&lt;/</text:span><text:span text:style-name="T12">html</text:span><text:span text:style-name="T11">&gt;</text:span></text:p>
      <text:p text:style-name="P25"/>
      <text:p text:style-name="P16">Explica qué hace la última línea de código y para que puede ser útil</text:p>
      <text:p text:style-name="P16"/>
      <text:p text:style-name="P30">2. FORMULARIOS</text:p>
      <text:p text:style-name="P4"><text:span text:style-name="T2">Ejercicio </text:span><text:span text:style-name="T4">6</text:span></text:p>
      <text:p text:style-name="P15">Partimos de este programa que calcula la suma de dos números:</text:p>
      <text:p text:style-name="P15">index.php</text:p>
      <text:p text:style-name="P21">&lt;!DOCTYPE html&gt;</text:p>
      <text:p text:style-name="P3"><text:span text:style-name="T11">&lt;</text:span><text:span text:style-name="T12">html</text:span><text:span text:style-name="T11">&gt;</text:span></text:p>
      <text:p text:style-name="P3"><text:span text:style-name="T11">&lt;</text:span><text:span text:style-name="T12">head</text:span><text:span text:style-name="T11">&gt;</text:span></text:p>
      <text:p text:style-name="P3"><text:span text:style-name="T11">&lt;</text:span><text:span text:style-name="T12">meta </text:span><text:span text:style-name="T15">charset</text:span><text:span text:style-name="T16">=</text:span><text:span text:style-name="T18">"UTF-8"</text:span><text:span text:style-name="T11">&gt;</text:span></text:p>
      <text:p text:style-name="P3"><text:span text:style-name="T11">&lt;/</text:span><text:span text:style-name="T12">head</text:span><text:span text:style-name="T11">&gt;</text:span></text:p>
      <text:p text:style-name="P3"><text:span text:style-name="T11">&lt;</text:span><text:span text:style-name="T12">body</text:span><text:span text:style-name="T11">&gt;</text:span></text:p>
      <text:p text:style-name="P3"><text:span text:style-name="T11">&lt;</text:span><text:span text:style-name="T12">h3</text:span><text:span text:style-name="T11">&gt;Calcula la suma de dos números&lt;/</text:span><text:span text:style-name="T12">h3</text:span><text:span text:style-name="T11">&gt;</text:span></text:p>
      <text:p text:style-name="P3"><text:span text:style-name="T11">&lt;</text:span><text:span text:style-name="T12">form </text:span><text:span text:style-name="T15">action</text:span><text:span text:style-name="T16">=</text:span><text:span text:style-name="T18">"suma.php" </text:span><text:span text:style-name="T15">method</text:span><text:span text:style-name="T16">=</text:span><text:span text:style-name="T18">"get"</text:span><text:span text:style-name="T11">&gt;</text:span></text:p>
      <text:p text:style-name="P3"><text:span text:style-name="T11">Primer número: &lt;</text:span><text:span text:style-name="T12">input </text:span><text:span text:style-name="T15">type</text:span><text:span text:style-name="T16">=</text:span><text:span text:style-name="T18">"number" </text:span><text:span text:style-name="T15">name</text:span><text:span text:style-name="T16">=</text:span><text:span text:style-name="T18">"a"</text:span><text:span text:style-name="T11">&gt;&lt;</text:span><text:span text:style-name="T12">br</text:span><text:span text:style-name="T11">&gt;</text:span></text:p>
      <text:p text:style-name="P3"><text:span text:style-name="T11">Segundo número: &lt;</text:span><text:span text:style-name="T12">input </text:span><text:span text:style-name="T15">type</text:span><text:span text:style-name="T16">=</text:span><text:span text:style-name="T18">"number" </text:span><text:span text:style-name="T15">name</text:span><text:span text:style-name="T16">=</text:span><text:span text:style-name="T18">"b"</text:span><text:span text:style-name="T11">&gt;&lt;</text:span><text:span text:style-name="T12">br</text:span><text:span text:style-name="T11">&gt;</text:span></text:p>
      <text:p text:style-name="P3"><text:span text:style-name="T11">&lt;</text:span><text:span text:style-name="T12">input </text:span><text:span text:style-name="T15">type</text:span><text:span text:style-name="T16">=</text:span><text:span text:style-name="T18">"submit" </text:span><text:span text:style-name="T15">value</text:span><text:span text:style-name="T16">=</text:span><text:span text:style-name="T18">"Sumar"</text:span><text:span text:style-name="T11">&gt;</text:span></text:p>
      <text:p text:style-name="P3"><text:soft-page-break/><text:span text:style-name="T11">&lt;/</text:span><text:span text:style-name="T12">form</text:span><text:span text:style-name="T11">&gt;</text:span></text:p>
      <text:p text:style-name="P3"><text:span text:style-name="T11">&lt;/</text:span><text:span text:style-name="T12">body</text:span><text:span text:style-name="T11">&gt;</text:span></text:p>
      <text:p text:style-name="P7"><text:span text:style-name="T11">&lt;/</text:span><text:span text:style-name="T12">html</text:span><text:span text:style-name="T11">&gt;</text:span></text:p>
      <text:p text:style-name="P28"/>
      <text:p text:style-name="P16">suma.php</text:p>
      <text:p text:style-name="P16"/>
      <text:p text:style-name="P22">&lt;!DOCTYPE html&gt;</text:p>
      <text:p text:style-name="P3"><text:span text:style-name="T11">&lt;</text:span><text:span text:style-name="T12">html</text:span><text:span text:style-name="T11">&gt;</text:span></text:p>
      <text:p text:style-name="P3"><text:span text:style-name="T11">&lt;</text:span><text:span text:style-name="T12">head</text:span><text:span text:style-name="T11">&gt;</text:span></text:p>
      <text:p text:style-name="P3"><text:span text:style-name="T11">&lt;</text:span><text:span text:style-name="T12">meta </text:span><text:span text:style-name="T15">charset</text:span><text:span text:style-name="T16">=</text:span><text:span text:style-name="T18">"UTF-8"</text:span><text:span text:style-name="T11">&gt;</text:span></text:p>
      <text:p text:style-name="P3"><text:span text:style-name="T11">&lt;/</text:span><text:span text:style-name="T12">head</text:span><text:span text:style-name="T11">&gt;</text:span></text:p>
      <text:p text:style-name="P3"><text:span text:style-name="T11">&lt;</text:span><text:span text:style-name="T12">body</text:span><text:span text:style-name="T11">&gt;</text:span></text:p>
      <text:p text:style-name="P23">&lt;?php</text:p>
      <text:p text:style-name="P3"><text:span text:style-name="T20">$a </text:span><text:span text:style-name="T16">= </text:span><text:span text:style-name="T20">$_GET</text:span><text:span text:style-name="T11">[</text:span><text:span text:style-name="T18">'a'</text:span><text:span text:style-name="T11">];</text:span></text:p>
      <text:p text:style-name="P3"><text:span text:style-name="T20">$b </text:span><text:span text:style-name="T16">= </text:span><text:span text:style-name="T20">$_GET</text:span><text:span text:style-name="T11">[</text:span><text:span text:style-name="T18">'b'</text:span><text:span text:style-name="T11">];</text:span></text:p>
      <text:p text:style-name="P3"><text:span text:style-name="T12">echo </text:span><text:span text:style-name="T18">"La suma de </text:span><text:span text:style-name="T21">$a </text:span><text:span text:style-name="T18">mas </text:span><text:span text:style-name="T21">$b </text:span><text:span text:style-name="T18">es "</text:span><text:span text:style-name="T11">, </text:span><text:span text:style-name="T20">$a </text:span><text:span text:style-name="T16">+ </text:span><text:span text:style-name="T20">$b</text:span><text:span text:style-name="T11">;</text:span></text:p>
      <text:p text:style-name="P23">?&gt;</text:p>
      <text:p text:style-name="P3"><text:span text:style-name="T11">&lt;/</text:span><text:span text:style-name="T12">body</text:span><text:span text:style-name="T11">&gt;</text:span></text:p>
      <text:p text:style-name="P6"><text:span text:style-name="T11">&lt;/</text:span><text:span text:style-name="T12">html</text:span><text:span text:style-name="T11">&gt;</text:span></text:p>
      <text:p text:style-name="P29"/>
      <text:p text:style-name="P29">Adáptalo, para que en lugar de hacer la suma de dos números, haga la conversión de pesetas a euros.</text:p>
      <text:p text:style-name="P29"/>
      <text:p text:style-name="P4"><text:span text:style-name="T2">Ejercicio </text:span><text:span text:style-name="T4">7</text:span></text:p>
      <text:p text:style-name="P15">Adaota el formulario y el cálculo para calcular el área de un rectángulo</text:p>
      <text:p text:style-name="P14"/>
      <text:p text:style-name="P4"><text:span text:style-name="T2">Ejercicio </text:span><text:span text:style-name="T4">8</text:span></text:p>
      <text:p text:style-name="P15">Adaota el formulario del ejercicio anterior para el cálculo para calcular el área de un triángulo</text:p>
      <text:p text:style-name="P15"/>
      <text:p text:style-name="P4"><text:span text:style-name="T2">Ejercicio </text:span><text:span text:style-name="T4">9</text:span></text:p>
      <text:p text:style-name="P15">Adaota el ejercicio 8 para que el código que calcule el área sea una función, que después será invocada para calcular el area. Haz que si no se introducen valores, muestra el área de un cuadrado de 10 x 10</text:p>
      <text:p text:style-name="P15"/>
      <text:p text:style-name="P12">Pista → Declaración de función con valor por defecto</text:p>
      <text:p text:style-name="P12"/>
      <text:p text:style-name="P31">3. CONDICIONALES</text:p>
      <text:p text:style-name="P19">Ejercicio 10</text:p>
      <text:p text:style-name="P3"><text:span text:style-name="T6">Realiza un programa que pida una hora por teclado y que muestre luego buenos días, buenas tardes o buenas noches según la hora. Se utilizarán los tramos de 6 a 1</text:span><text:span text:style-name="T7">1</text:span><text:span text:style-name="T6">, de 1</text:span><text:span text:style-name="T7">2</text:span><text:span text:style-name="T6"> a </text:span><text:span text:style-name="T7">19</text:span><text:span text:style-name="T6"> y de 2</text:span><text:span text:style-name="T7">0</text:span><text:span text:style-name="T6"> a 5. </text:span><text:span text:style-name="T7">respectivamente. Sólo se tienen en cuenta las horas, los minutos no se deben introducir por teclado.</text:span></text:p>
      <text:p text:style-name="P15"><text:s/></text:p>
      <text:p text:style-name="P7"><text:span text:style-name="T2">Ejercicio </text:span><text:span text:style-name="T4">11</text:span></text:p>
      <text:p text:style-name="P3"><text:span text:style-name="T6">Escribe un programa en que dado un número del 1 a 7 escriba el correspondiente nombre del día </text:span><text:span text:style-name="T9">de la semana.</text:span></text:p>
      <text:p text:style-name="P15"/>
      <text:p text:style-name="P7"><text:span text:style-name="T2">Ejercicio 1</text:span><text:span text:style-name="T4">2</text:span></text:p>
      <text:p text:style-name="P15">Escribe un programa que ordene tres números enteros introducidos por teclado.</text:p>
      <text:p text:style-name="P15"/>
      <text:p text:style-name="P31"/>
      <text:p text:style-name="P32">3. BUCLES</text:p>
      <text:p text:style-name="P7"><text:span text:style-name="T2">Ejercicio </text:span><text:span text:style-name="T4">13</text:span></text:p>
      <text:p text:style-name="P3"><text:span text:style-name="T6">Muestra los números múltiplos de 5 de 0 a 100 utilizando un bucle </text:span><text:span text:style-name="T10">while</text:span><text:span text:style-name="T6">.</text:span></text:p>
      <text:p text:style-name="P20"/>
      <text:p text:style-name="P3"><text:span text:style-name="T2">Ejercicio </text:span><text:span text:style-name="T4">14</text:span></text:p>
      <text:p text:style-name="P3"><text:span text:style-name="T6">Muestra los números múltiplos de 5 de 0 a 100 utilizando un bucle </text:span><text:span text:style-name="T10">do-while</text:span><text:span text:style-name="T6">.</text:span></text:p>
      <text:p text:style-name="P20"/>
      <text:p text:style-name="P3"><text:span text:style-name="T2">Ejercicio </text:span><text:span text:style-name="T4">15</text:span></text:p>
      <text:p text:style-name="P3"><text:span text:style-name="T6">Muestra los números del 320 al 160, contando de 20 en 20 utilizando un bucle </text:span><text:span text:style-name="T10">for</text:span><text:span text:style-name="T6">.</text:span></text:p>
      <text:p text:style-name="P20"/>
      <text:p text:style-name="P3"><text:span text:style-name="T2">Ejercicio </text:span><text:span text:style-name="T4">16</text:span></text:p>
      <text:p text:style-name="P3"><text:span text:style-name="T6">Muestra los números del 320 al 160, contando de 20 en 20 utilizando un bucle </text:span><text:span text:style-name="T10">while</text:span><text:span text:style-name="T6">.</text:span></text:p>
      <text:p text:style-name="P19"/>
      <text:p text:style-name="P5"><text:span text:style-name="T2">Ejercicio </text:span><text:span text:style-name="T4">17</text:span></text:p>
      <text:p text:style-name="P7"><text:span text:style-name="T6">Muestra los números del 320 al 160, contando de 20 en 20 utilizando un bucle </text:span><text:span text:style-name="T10">do-while</text:span><text:span text:style-name="T6">.</text:span></text:p>
      <text:p text:style-name="P15"/>
      <text:p text:style-name="P7"><text:span text:style-name="T2">Ejercicio 1</text:span><text:span text:style-name="T4">8</text:span></text:p>
      <text:p text:style-name="P11">Escribe un programa que muestre los n primeros términos de la serie de Fibonacci. El primer término</text:p>
      <text:p text:style-name="P11">de la serie de Fibonacci es 0, el segundo es 1 y el resto se calcula sumando los dos anteriores, por lo</text:p>
      <text:p text:style-name="P11">que tendríamos que los términos son 0, 1, 1, 2, 3, 5, 8, 13, 21, 34, 55, 89, 144… El número n se debe</text:p>
      <text:p text:style-name="P15">introducir por teclado.</text:p>
      <text:p text:style-name="P31">4. ARRAYS</text:p>
      <text:p text:style-name="P7"><text:span text:style-name="T2">Ejercicio 1</text:span><text:span text:style-name="T4">9</text:span></text:p>
      <text:p text:style-name="P11">Define tres arrays de 20 números enteros cada una, con nombres “numero”, “cuadrado” y “cubo”.</text:p>
      <text:p text:style-name="P11">Carga el array “numero” con valores aleatorios entre 0 y 100. En el array “cuadrado” se deben</text:p>
      <text:p text:style-name="P11">almacenar los cuadrados de los valores que hay en el array “numero”. En el array “cubo” se deben</text:p>
      <text:p text:style-name="P11">almacenar los cubos de los valores que hay en “numero”. A continuación, muestra el contenido de</text:p>
      <text:p text:style-name="P15">los tres arrays dispuesto en tres columnas.</text:p>
      <text:p text:style-name="P15"/>
      <text:p text:style-name="P7"><text:span text:style-name="T2">Ejercicio 2</text:span><text:span text:style-name="T4">0</text:span></text:p>
      <text:p text:style-name="P11">Escribe un programa que pida 10 números por teclado y que luego muestre los números introducidos</text:p>
      <text:p text:style-name="P15">junto con las palabras “máximo” y “mínimo” al lado del máximo y del mínimo respectivamente.</text:p>
      <text:p text:style-name="P15"/>
      <text:p text:style-name="P8"><text:span text:style-name="T2">Ejercicio 2</text:span><text:span text:style-name="T5">1</text:span></text:p>
      <text:p text:style-name="P17">Tenemos el siguiente array iterativo:</text:p>
      <text:p text:style-name="P24">&lt;!DOCTYPE html&gt;</text:p>
      <text:p text:style-name="P3"><text:span text:style-name="T11">&lt;</text:span><text:span text:style-name="T12">html</text:span><text:span text:style-name="T11">&gt;</text:span></text:p>
      <text:p text:style-name="P3"><text:span text:style-name="T11">&lt;</text:span><text:span text:style-name="T12">head</text:span><text:span text:style-name="T11">&gt;</text:span></text:p>
      <text:p text:style-name="P3"><text:span text:style-name="T11">&lt;</text:span><text:span text:style-name="T12">meta </text:span><text:span text:style-name="T15">charset</text:span><text:span text:style-name="T16">=</text:span><text:span text:style-name="T18">"UTF-8"</text:span><text:span text:style-name="T11">&gt;</text:span></text:p>
      <text:p text:style-name="P3"><text:span text:style-name="T11">&lt;/</text:span><text:span text:style-name="T12">head</text:span><text:span text:style-name="T11">&gt;</text:span></text:p>
      <text:p text:style-name="P3"><text:span text:style-name="T11">&lt;</text:span><text:span text:style-name="T12">body</text:span><text:span text:style-name="T11">&gt;</text:span></text:p>
      <text:p text:style-name="P23">&lt;?php</text:p>
      <text:p text:style-name="P3"><text:span text:style-name="T20">$cajonDeSastre </text:span><text:span text:style-name="T16">= </text:span><text:span text:style-name="T11">[</text:span><text:span text:style-name="T16">30</text:span><text:span text:style-name="T11">, </text:span><text:span text:style-name="T16">-7</text:span><text:span text:style-name="T11">, </text:span><text:span text:style-name="T18">"Me gusta el queso"</text:span><text:span text:style-name="T11">, </text:span><text:span text:style-name="T16">56</text:span><text:span text:style-name="T11">, </text:span><text:span text:style-name="T18">"¡eh!"</text:span><text:span text:style-name="T11">, </text:span><text:span text:style-name="T16">237</text:span><text:span text:style-name="T11">];</text:span></text:p>
      <text:p text:style-name="P3"><text:span text:style-name="T12"><text:s/>// </text:span><text:span text:style-name="T13">linea foreach</text:span></text:p>
      <text:p text:style-name="P3"><text:span text:style-name="T12"><text:s/>//</text:span><text:span text:style-name="T13">linea echo</text:span><text:span text:style-name="T12"> </text:span></text:p>
      <text:p text:style-name="P26">}</text:p>
      <text:p text:style-name="P23">?&gt;</text:p>
      <text:p text:style-name="P3"><text:span text:style-name="T11">&lt;/</text:span><text:span text:style-name="T12">body</text:span><text:span text:style-name="T11">&gt;</text:span></text:p>
      <text:p text:style-name="P9"><text:span text:style-name="T11">&lt;/</text:span><text:span text:style-name="T12">html</text:span><text:span text:style-name="T11">&gt;</text:span></text:p>
      <text:p text:style-name="P27">Completa las líneas de los comentarios para que se recorra todo el array y se muestren los datos por panta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nonymousPro" svg:font-family="AnonymousPro" style:font-family-generic="roman" style:font-pitch="variable"/>
    <style:font-face style:name="AnonymousPro-Bold" svg:font-family="AnonymousPro-Bold" style:font-family-generic="roman" style:font-pitch="variable"/>
    <style:font-face style:name="AnonymousPro-Italic" svg:font-family="AnonymousPro-Italic" style:font-family-generic="roman" style:font-pitch="variable"/>
    <style:font-face style:name="Liberation Serif" svg:font-family="'Liberation Serif'" style:font-family-generic="roman" style:font-pitch="variable"/>
    <style:font-face style:name="LinLibertine" svg:font-family="LinLibertine" style:font-family-generic="roman" style:font-pitch="variable"/>
    <style:font-face style:name="OpenSans-Bold" svg:font-family="OpenSan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class="chapter"/>
    <style:style style:name="Heading_20_1" style:display-name="Heading 1" style:family="paragraph" style:parent-style-name="Heading" style:class="text"/>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a67df" officeooo:paragraph-rsid="001ae25a"/>
    </style:style>
    <style:style style:name="MP2" style:family="paragraph" style:parent-style-name="Footer">
      <style:text-properties officeooo:rsid="000a67df" officeooo:paragraph-rsid="001ae25a"/>
    </style:style>
    <style:style style:name="MT1" style:family="text">
      <style:text-properties officeooo:rsid="001ae25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esarrollo web en contorno servidor<text:tab/><text:tab/></text:span><text:tab/><text:tab/>Desenvolvemento de aplicacións web</text:p>
      </style:header>
      <style:footer>
        <text:p text:style-name="MP2">LVJ<text:tab/><text:tab/><text:tab/><text:tab/><text:tab/><text:tab/><text:tab/><text:tab/><text:tab/><text:tab/><text:tab/><text:tab/><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13:41:58.719000000</meta:creation-date>
    <dc:date>2018-09-27T14:23:20.608000000</dc:date>
    <meta:editing-duration>PT8M35S</meta:editing-duration>
    <meta:editing-cycles>1</meta:editing-cycles>
    <meta:generator>LibreOffice/6.0.4.2$Windows_X86_64 LibreOffice_project/9b0d9b32d5dcda91d2f1a96dc04c645c450872bf</meta:generator>
    <meta:document-statistic meta:table-count="0" meta:image-count="0" meta:object-count="0" meta:page-count="3" meta:paragraph-count="123" meta:word-count="805" meta:character-count="4667" meta:non-whitespace-character-count="3965"/>
  </office:meta>
</office:document-meta>
</file>